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786c5"/>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paragraph-properties fo:text-align="justify" style:justify-single-word="false"/>
      <style:text-properties fo:language="es" fo:country="ES" fo:font-weight="bold" style:font-weight-asian="bold" style:font-weight-complex="bold"/>
    </style:style>
    <style:style style:name="P4" style:family="paragraph" style:parent-style-name="Standard">
      <style:paragraph-properties fo:text-align="justify" style:justify-single-word="false"/>
      <style:text-properties fo:font-weight="bold" officeooo:paragraph-rsid="000786c5" style:font-weight-asian="bold" style:font-weight-complex="bold"/>
    </style:style>
    <style:style style:name="P5" style:family="paragraph" style:parent-style-name="Standard">
      <style:paragraph-properties fo:text-align="justify" style:justify-single-word="false"/>
      <style:text-properties fo:font-weight="normal" officeooo:rsid="000938a8" officeooo:paragraph-rsid="000938a8" style:font-weight-asian="normal"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0938a8" officeooo:paragraph-rsid="000938a8" style:font-weight-asian="normal" style:font-weight-complex="normal"/>
    </style:style>
    <style:style style:name="P7"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0b2f9d" officeooo:paragraph-rsid="000b2f9d" style:font-weight-asian="bold" style:font-weight-complex="bold"/>
    </style:style>
    <style:style style:name="P8" style:family="paragraph" style:parent-style-name="Standard">
      <style:paragraph-properties fo:text-align="justify" style:justify-single-word="false"/>
      <style:text-properties style:font-name="Times New Roman" fo:font-size="12pt" style:text-underline-style="none" fo:font-weight="normal" officeooo:rsid="000b2f9d" officeooo:paragraph-rsid="000b2f9d" style:font-weight-asian="normal" style:font-weight-complex="normal"/>
    </style:style>
    <style:style style:name="P9" style:family="paragraph" style:parent-style-name="Text_20_body">
      <style:paragraph-properties fo:text-align="justify" style:justify-single-word="false"/>
      <style:text-properties style:font-name="Times New Roman" fo:font-size="12pt" style:text-underline-style="none" fo:font-weight="normal" officeooo:rsid="000b2f9d" officeooo:paragraph-rsid="000b2f9d" style:font-weight-asian="normal" style:font-weight-complex="normal"/>
    </style:style>
    <style:style style:name="P10" style:family="paragraph" style:parent-style-name="Text_20_body">
      <style:paragraph-properties fo:text-align="justify" style:justify-single-word="false"/>
      <style:text-properties style:font-name="Times New Roman" fo:font-size="12pt" style:text-underline-style="none" fo:font-weight="normal" officeooo:rsid="000ceaaf" officeooo:paragraph-rsid="000ceaaf" style:font-weight-asian="normal" style:font-weight-complex="normal"/>
    </style:style>
    <style:style style:name="P11" style:family="paragraph" style:parent-style-name="Text_20_body">
      <style:paragraph-properties fo:text-align="justify" style:justify-single-word="false"/>
      <style:text-properties style:font-name="Times New Roman" fo:font-size="12pt" fo:font-style="italic" style:text-underline-style="none" fo:font-weight="normal" officeooo:rsid="000b2f9d" officeooo:paragraph-rsid="000ceaaf" style:font-style-asian="italic" style:font-weight-asian="normal" style:font-style-complex="italic" style:font-weight-complex="normal"/>
    </style:style>
    <style:style style:name="T1" style:family="text">
      <style:text-properties officeooo:rsid="00065e21"/>
    </style:style>
    <style:style style:name="T2" style:family="text">
      <style:text-properties fo:language="es" fo:country="ES"/>
    </style:style>
    <style:style style:name="T3" style:family="text">
      <style:text-properties fo:language="es" fo:country="ES" officeooo:rsid="00065e21"/>
    </style:style>
    <style:style style:name="T4" style:family="text">
      <style:text-properties fo:language="es" fo:country="ES" officeooo:rsid="000786c5"/>
    </style:style>
    <style:style style:name="T5" style:family="text">
      <style:text-properties fo:language="es" fo:country="ES" officeooo:rsid="0008d26b"/>
    </style:style>
    <style:style style:name="T6" style:family="text">
      <style:text-properties fo:language="es" fo:country="ES" officeooo:rsid="000938a8"/>
    </style:style>
    <style:style style:name="T7" style:family="text">
      <style:text-properties fo:language="es" fo:country="ES" fo:font-style="italic"/>
    </style:style>
    <style:style style:name="T8"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 </text:span>Discuta y razone en la memoria de la práctica si el flujo de comunicación utilizado es adecuado para UDP. Si se utilizará en su lugar TCP, ¿cómo modificaría el flujo de comunicación entre el cliente y el servidor?</text:p>
      <text:p text:style-name="P2"/>
      <text:p text:style-name="P1"><text:span text:style-name="T3">Como el método de Monte Carlo para el cálculo de una aproximación de pi requiere el envío de una gran cantidad de puntos por parte del cliente, no es significativo que </text:span><text:span text:style-name="T4">haya errores en alguno de ellos o que no se garantice la entrega. El flujo utilizado es adecuado.</text:span></text:p>
      <text:p text:style-name="P1"><text:span text:style-name="T4"/></text:p>
      <text:p text:style-name="P1"><text:span text:style-name="T4">En caso de utilizar TCP sería necesario en primer lugar establecer la conexión cliente servidor. Tras esto, </text:span><text:span text:style-name="T5">el servidor crearía un nuevo socket para comunicarse con el cliente.</text:span><text:span text:style-name="T4"> </text:span><text:span text:style-name="T5">E</text:span><text:span text:style-name="T4">l cliente enviaría los puntos uno por uno, el servidor calcularía el resultado de la función y devolvería “below” o “above” según el caso, pero no sería necesario tener en cuenta el mensaje de “error” debido a que TCP garantiza la entrega de los paquetes enviados por lo que, si el cliente genera puntos en el rango [0,1] no se podría dar esa situación excepcional. </text:span></text:p>
      <text:p text:style-name="P1"><text:span text:style-name="T4"/></text:p>
      <text:p text:style-name="P4"><text:span text:style-name="T6">2. </text:span><text:span text:style-name="T4">Discuta y razone en la memoria de la práctica el método que ha utilizado para indicar la finalización de la transmisión del fichero en la comunicación. ¿Qué ventajas y desventajas presenta?</text:span></text:p>
      <text:p text:style-name="P4"><text:span text:style-name="T4"/></text:p>
      <text:p text:style-name="P5"><text:span text:style-name="T4">E</text:span><text:span text:style-name="T2">n mi caso he guardado el contenido del fichero en una cadena de caracteres, la cual he enviado al completo al cliente. No he especificado el fin de la transmisión explícitamente, simplemente he acabado la conexión una vez acabado el envío de la cadena. Como ventaja presenta que el cliente no se tiene que hacer responsable de indicar que ha finalizado la conexión, y como desventaja presenta que una vez acabada su función para volver a realizar la misma operación el cliente debería entablar conexión con el servidor de nuevo por medio del saludo de tres vías.</text:span></text:p>
      <text:p text:style-name="P6"><text:span text:style-name="T2"/></text:p>
      <text:p text:style-name="P6"><text:span text:style-name="T2"/></text:p>
      <text:p text:style-name="P6"><text:span text:style-name="T2"/></text:p>
      <text:p text:style-name="P7"><text:span text:style-name="T2">BIBLIOGRAFIA</text:span></text:p>
      <text:p text:style-name="P7"><text:span text:style-name="T2"/></text:p>
      <text:p text:style-name="P9"><text:span text:style-name="T8">Python Tutorial</text:span>. (s. f.). W3schools. <text:a xlink:type="simple" xlink:href="https://www.w3schools.com/python" text:style-name="Internet_20_link" text:visited-style-name="Visited_20_Internet_20_Link">https://www.w3schools.com/python</text:a></text:p>
      <text:p text:style-name="P9"><text:span text:style-name="T8">numpy.matrix — NumPy v1.22 Manual</text:span>. (s. f.). NumPy Manual. https://numpy.org/doc/stable/reference/generated/numpy.matrix.html</text:p>
      <text:p text:style-name="P11">GoalKicker (2018). Python® Notes for Professionals.</text:p>
      <text:p text:style-name="P10"/>
      <text:p text:style-name="P9"/>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7:22:27.929855522</meta:creation-date>
    <meta:generator>LibreOffice/6.4.7.2$Linux_X86_64 LibreOffice_project/40$Build-2</meta:generator>
    <dc:date>2022-03-31T18:07:14.898767549</dc:date>
    <meta:editing-duration>PT10M11S</meta:editing-duration>
    <meta:editing-cycles>3</meta:editing-cycles>
    <meta:document-statistic meta:table-count="0" meta:image-count="0" meta:object-count="0" meta:page-count="1" meta:paragraph-count="9" meta:word-count="332" meta:character-count="2036" meta:non-whitespace-character-count="1711"/>
  </office:meta>
</office:document-meta>
</file>